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opacity-name="Transparency_20_1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svg:stroke-width="0cm" svg:stroke-color="#808080" draw:marker-start-width="0.05cm" draw:marker-end-width="0.05cm" draw:fill="none" draw:fill-color="#e6e6f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6" style:family="graphic" style:parent-style-name="standard">
      <style:graphic-properties draw:stroke="dash" draw:stroke-dash="Fine_20_Dashed_20__28_var_29_" svg:stroke-color="#808080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17cm" svg:height="11cm" svg:x="2cm" svg:y="5.5cm">
          <text:p/>
        </draw:rect>
        <draw:line draw:style-name="gr2" draw:text-style-name="P1" draw:layer="layout" svg:x1="15.3cm" svg:y1="5.8cm" svg:x2="13.3cm" svg:y2="5.8cm">
          <text:p/>
        </draw:line>
        <draw:rect draw:style-name="gr3" draw:text-style-name="P1" draw:layer="layout" svg:width="10.5cm" svg:height="6cm" svg:x="2cm" svg:y="5.5cm">
          <text:p/>
        </draw:rect>
        <draw:rect draw:style-name="gr3" draw:text-style-name="P1" draw:layer="layout" svg:width="3cm" svg:height="6cm" svg:x="16cm" svg:y="5.5cm">
          <text:p/>
        </draw:rect>
        <draw:rect draw:style-name="gr4" draw:text-style-name="P1" draw:layer="layout" svg:width="10.5cm" svg:height="6.5cm" svg:x="1.9cm" svg:y="4.9cm">
          <text:p/>
        </draw:rect>
        <draw:rect draw:style-name="gr4" draw:text-style-name="P1" draw:layer="layout" svg:width="3.9cm" svg:height="6cm" svg:x="16.1cm" svg:y="5.4cm">
          <text:p/>
        </draw:rect>
        <draw:line draw:style-name="gr2" draw:text-style-name="P1" draw:layer="layout" svg:x1="15.8cm" svg:y1="5.9cm" svg:x2="15.8cm" svg:y2="7.9cm">
          <text:p/>
        </draw:line>
        <draw:line draw:style-name="gr2" draw:text-style-name="P1" draw:layer="layout" svg:x1="18.7cm" svg:y1="12.7cm" svg:x2="18.7cm" svg:y2="14.7cm">
          <text:p/>
        </draw:line>
        <draw:line draw:style-name="gr2" draw:text-style-name="P1" draw:layer="layout" svg:x1="11.9cm" svg:y1="11.8cm" svg:x2="9.9cm" svg:y2="11.8cm">
          <text:p/>
        </draw:line>
        <draw:line draw:style-name="gr2" draw:text-style-name="P1" draw:layer="layout" svg:x1="8.5cm" svg:y1="11.8cm" svg:x2="5.5cm" svg:y2="11.8cm">
          <text:p/>
        </draw:line>
        <draw:line draw:style-name="gr2" draw:text-style-name="P1" draw:layer="layout" svg:x1="5.906cm" svg:y1="16.171cm" svg:x2="3.906cm" svg:y2="16.171cm">
          <text:p/>
        </draw:line>
        <draw:line draw:style-name="gr2" draw:text-style-name="P1" draw:layer="layout" svg:x1="2.3cm" svg:y1="12cm" svg:x2="2.3cm" svg:y2="14.5cm">
          <text:p/>
        </draw:line>
        <draw:line draw:style-name="gr2" draw:text-style-name="P1" draw:layer="layout" svg:x1="18.606cm" svg:y1="16.171cm" svg:x2="16.606cm" svg:y2="16.171cm">
          <text:p/>
        </draw:line>
        <draw:custom-shape draw:style-name="gr5" draw:text-style-name="P1" draw:layer="layout" svg:width="3cm" svg:height="6cm" svg:x="9.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6cm" svg:x="4.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6cm" svg:x="16.1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.4cm" svg:x="16.1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.4cm" svg:x="16.1cm" svg:y="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8cm" svg:x="16.1cm" svg:y="8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cm" svg:y1="8.5cm" svg:x2="19cm" svg:y2="8cm">
          <text:p/>
        </draw:line>
        <draw:line draw:style-name="gr6" draw:text-style-name="P1" draw:layer="layout" svg:x1="16cm" svg:y1="8.5cm" svg:x2="19cm" svg:y2="7cm">
          <text:p/>
        </draw:line>
        <draw:line draw:style-name="gr6" draw:text-style-name="P1" draw:layer="layout" svg:x1="16cm" svg:y1="8cm" svg:x2="18.5cm" svg:y2="5.5cm">
          <text:p/>
        </draw:line>
        <draw:line draw:style-name="gr6" draw:text-style-name="P1" draw:layer="layout" svg:x1="16cm" svg:y1="8cm" svg:x2="17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85%" draw:end="0%" draw:angle="300" draw:border="15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00:03:23.71</meta:creation-date>
    <dc:date>2010-03-25T23:03:13.90</dc:date>
    <dc:creator>Anatole Tresch</dc:creator>
    <meta:editing-duration>PT00H52M54S</meta:editing-duration>
    <meta:editing-cycles>9</meta:editing-cycles>
    <meta:generator>OpenOffice.org/3.1$Win32 OpenOffice.org_project/310m19$Build-9420</meta:generator>
    <meta:document-statistic meta:object-count="23"/>
  </office:meta>
</office:document-meta>
</file>